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 style:master-page-name="">
      <style:paragraph-properties style:page-number="auto"/>
    </style:style>
    <style:style style:name="T1" style:family="text">
      <style:text-properties officeooo:rsid="000da99c"/>
    </style:style>
    <style:style style:name="T2" style:family="text">
      <style:text-properties fo:color="#ffffff" fo:background-color="#0000ff" loext:char-shading-value="0"/>
    </style:style>
    <style:style style:name="T3" style:family="text">
      <style:text-properties fo:color="#ffffff" fo:background-color="#ff0000" loext:char-shading-value="0"/>
    </style:style>
    <style:style style:name="T4" style:family="text">
      <style:text-properties fo:color="#ffffff" fo:background-color="#ff0000" loext:char-shading-value="0"/>
    </style:style>
    <style:style style:name="T5" style:family="text">
      <style:text-properties fo:color="#ffffff" fo:background-color="#00ff00" loext:char-shading-value="0"/>
    </style:style>
    <style:style style:name="T6" style:family="text">
      <style:text-properties fo:color="#ffffff" fo:background-color="#00ff00" loext:char-shading-value="0"/>
    </style:style>
    <style:style style:name="T7" style:family="text">
      <style:text-properties fo:color="#ffffff" fo:background-color="#000000" loext:char-shading-value="0"/>
    </style:style>
    <style:style style:name="T8" style:family="text">
      <style:text-properties fo:background-color="#0000ff" loext:char-shading-value="0"/>
    </style:style>
    <style:style style:name="T9" style:family="text">
      <style:text-properties fo:background-color="#0000ff" loext:char-shading-value="0"/>
    </style:style>
    <style:style style:name="T10" style:family="text">
      <style:text-properties fo:background-color="#00ff00" loext:char-shading-value="0"/>
    </style:style>
    <style:style style:name="T11" style:family="text">
      <style:text-properties fo:background-color="#00ff00" loext:char-shading-value="0"/>
    </style:style>
    <style:style style:name="T12" style:family="text">
      <style:text-properties fo:background-color="#ff0000" loext:char-shading-value="0"/>
    </style:style>
    <style:style style:name="T13" style:family="text">
      <style:text-properties officeooo:rsid="000f90f8"/>
    </style:style>
    <style:style style:name="T14" style:family="text">
      <style:text-properties fo:color="#000000" fo:background-color="#00ff00" loext:char-shading-value="0"/>
    </style:style>
    <style:style style:name="T15" style:family="text">
      <style:text-properties fo:color="#000000" fo:background-color="#00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&gt;Rot_socialis_AllatostatinA | Rsoc4491</text:p>
      <text:p text:style-name="P1"><text:span text:style-name="T2">MVSSSIIYTALFTMGFLIWINSINA</text:span>TTVHNQDDSNDSTSAKVLDNDQDDSSSSFE<text:span text:style-name="T3">KR</text:span>GLE</text:p>
      <text:p text:style-name="P1">HDNHFRDEYHGMMLG<text:span text:style-name="T3">KR</text:span>PYASKGVRLPAESILLG<text:span text:style-name="T3">KRR</text:span><text:span text:style-name="T11">LPAESILLG</text:span><text:span text:style-name="T3">KRR</text:span><text:span text:style-name="T11">LPAESILLG</text:span><text:span text:style-name="T3">KR</text:span></text:p>
      <text:p text:style-name="P1">RLPAEPVLLG<text:span text:style-name="T3">KRR</text:span><text:span text:style-name="T11">LPAESILLG</text:span><text:span text:style-name="T3">KRR</text:span><text:span text:style-name="T11">LPAEAVLLG</text:span><text:span text:style-name="T3">RR</text:span>SLPSEDTPQNEQR</text:p>
      <text:p text:style-name="Preformatted_20_Text">&gt;Rot_socialis_AllatostatinA<text:span text:style-name="T1">2</text:span> | Rsoc7983</text:p>
      <text:p text:style-name="P1"><text:span text:style-name="T2">MQTKFILIVGLLAILFVFHCNTVES</text:span>AVHLDSDEQLDDSSLEDSYELD<text:span text:style-name="T3">KR</text:span>LTSAKFASGLG</text:p>
      <text:p text:style-name="P1"><text:span text:style-name="T3">KR</text:span>LTSAKFASGLG<text:span text:style-name="T3">KR</text:span>LVSAKFASGLG<text:span text:style-name="T3">KR</text:span>LTSAKFASGLG<text:span text:style-name="T3">KR</text:span>LASAKFASGLGK</text:p>
      <text:p text:style-name="Preformatted_20_Text">&gt;Rot_socialis_AllatostatinA<text:span text:style-name="T1">3</text:span> | Rsoc31746</text:p>
      <text:p text:style-name="P1"><text:span text:style-name="T2">MQTKFFIFAGLLAVLFLFHFNTVVES</text:span>TSVANSDEQWNGISSEDYDFE<text:span text:style-name="T3">KR</text:span>LASAKFASGLG</text:p>
      <text:p text:style-name="P1"><text:span text:style-name="T3">KR</text:span>LSSAKFASGLG<text:span text:style-name="T3">KR</text:span>LSSAKFASGLG<text:span text:style-name="T3">KR</text:span>LASAKFASGLGK</text:p>
      <text:p text:style-name="Preformatted_20_Text"/>
      <text:p text:style-name="Preformatted_20_Text">&gt;Rot_socialis_capability | Rsoc13646</text:p>
      <text:p text:style-name="Preformatted_20_Text"><text:span text:style-name="T9">MMFVSSSTITINSFYYILIILFIPSTCSYVL</text:span>QSDDLKNSITDQQYGLNIPLYYDRFLRTT</text:p>
      <text:p text:style-name="P1">KFPRIGRSSSGTEEISSSDYQNMNVEENESSNNDNDSRWFEQRSVFFPRIG<text:span text:style-name="T3">KR</text:span>ANNHVLW</text:p>
      <text:p text:style-name="Preformatted_20_Text">GNTLSSPYRMLDGHGRYHINGYDYHIRQNQPGSMTNYEGK</text:p>
      <text:p text:style-name="Preformatted_20_Text"/>
      <text:p text:style-name="Preformatted_20_Text">&gt;Rot_socialis_CCAP | Rsoc11670</text:p>
      <text:p text:style-name="Preformatted_20_Text"><text:span text:style-name="T9">MSHHWLLLSIFLTIFLSQISNLHS</text:span>ISIDSGKSTYMIDENNGTQRAKDALIRLIENIPGES</text:p>
      <text:p text:style-name="Preformatted_20_Text">NPHKQKLLLNELREYLNRMCTVGYFGSLHAQACQRILNVIHEHDTNEENNDTTTNDQTRT</text:p>
      <text:p text:style-name="P1">EDHGIQ<text:span text:style-name="T3">KR</text:span><text:span text:style-name="T11">FFCNGFIGCRNNAG</text:span>R</text:p>
      <text:p text:style-name="Preformatted_20_Text"/>
      <text:p text:style-name="Preformatted_20_Text">&gt;Rot_socialis_CChamide2 | Rsoc3703</text:p>
      <text:p text:style-name="P1"><text:span text:style-name="T2">MNRQSIVLMPLCLSYFLIILLVLQSTRS</text:span><text:span text:style-name="T11">VQSIALSSLCGDFGHSCFGGNWG</text:span><text:span text:style-name="T3">KR</text:span>ELLRDRL</text:p>
      <text:p text:style-name="Preformatted_20_Text">VPDVVHTNTDTNGDGIEIPSTSNKNPMHNFL<text:span text:style-name="T3">KK</text:span>LRSQFLFQQRLRQLLQLE</text:p>
      <text:p text:style-name="Preformatted_20_Text">&gt;Rot_socialis_CChamide2.<text:span text:style-name="T1">1</text:span> | Rsoc22536</text:p>
      <text:p text:style-name="P1"><text:span text:style-name="T2">MNSPSFILDRIRFSIGLLLLTSLLFCQFPQPVQS</text:span><text:span text:style-name="T11">ISLSNLCGRFGHSCFGANWG</text:span><text:span text:style-name="T3">KR</text:span>TLPN</text:p>
      <text:p text:style-name="Preformatted_20_Text">ELPQEYLLWNSNSNDGEATESAIMDRDPTNDYILEQIRLANEELFRHRLRQLLRLE</text:p>
      <text:p text:style-name="Preformatted_20_Text"/>
      <text:p text:style-name="Preformatted_20_Text">&gt;Rot_socialis_CNMamide | Rsoc29348</text:p>
      <text:p text:style-name="Preformatted_20_Text">LAFFREAQQAITTNEALRKTATNDSLSVEDRQQQQQQQQQQQQQQQQQQQQQQQTQSQKE</text:p>
      <text:p text:style-name="P1">IA<text:span text:style-name="T3">KR</text:span>KLDRTTTLPTPSSEISNPNYRLQPGLREIPSEIKGS<text:span text:style-name="T3">RR</text:span>PATHPQLQQNISLTFSTD</text:p>
      <text:p text:style-name="Preformatted_20_Text">ESYSWRSWEEAHHSNGRKDIESWWTNQLDTST</text:p>
      <text:p text:style-name="Preformatted_20_Text"/>
      <text:p text:style-name="Preformatted_20_Text"/>
      <text:p text:style-name="Preformatted_20_Text"/>
      <text:p text:style-name="Preformatted_20_Text">&gt;Rot_socialis_FMRFamide | Rsoc12256</text:p>
      <text:p text:style-name="Preformatted_20_Text"><text:span text:style-name="T2">MYLYAIISSLICIQLLSIVSIDANPLN</text:span>PALYSGAFIQRPTLLDSAATSNEDNQNEIYIQH</text:p>
      <text:p text:style-name="Preformatted_20_Text">PRLSSFLRFGRQMPSASASSLRFGRGGQIGGQVGGTFLRFGRQTQNPLSSNFLLSGNKGE</text:p>
      <text:p text:style-name="Preformatted_20_Text">FLRFG</text:p>
      <text:p text:style-name="Preformatted_20_Text">&gt;Rot_socialis_FMRFamide | Rsoc20036</text:p>
      <text:p text:style-name="Preformatted_20_Text"><text:span text:style-name="T9">MYLFTIISALICTELVIIASSESSEA</text:span>IPTDQLNPLQPLKTFDNDFFEDSSQNDDENEYAR</text:p>
      <text:p text:style-name="Preformatted_20_Text">R<text:span text:style-name="T11">ATSFLRFG</text:span><text:span text:style-name="T3">RR</text:span><text:span text:style-name="T11">GSPATGSFLRFG</text:span>RDGH<text:span text:style-name="T4">R</text:span><text:span text:style-name="T11">EGTFLRFG</text:span><text:span text:style-name="T4">R</text:span><text:span text:style-name="T11">SNPSFSRLG</text:span><text:span text:style-name="T4">R</text:span>SGNNGG<text:span text:style-name="T12">K</text:span><text:span text:style-name="T11">FLRFG</text:span><text:span text:style-name="T12">R</text:span></text:p>
      <text:p text:style-name="Preformatted_20_Text">EAQDESPSNNFRSGRKSDFLRFG</text:p>
      <text:p text:style-name="Preformatted_20_Text"/>
      <text:p text:style-name="Preformatted_20_Text">&gt;Rot_socialis_GPA2 | Rsoc17844</text:p>
      <text:p text:style-name="Preformatted_20_Text">MTVTLHLIFYAALLAAIMISRTYQCHLEFHTELLHLSGCLNTSIEIETTYCQGYCSSQDY</text:p>
      <text:p text:style-name="Preformatted_20_Text">LIYDWQSESRPYRHQHNITCCSPKMTVSREMKVLCDDRQPRIIKYPLVIRCQCRACTEIC</text:p>
      <text:p text:style-name="Preformatted_20_Text">IS</text:p>
      <text:p text:style-name="Preformatted_20_Text">&gt;Rot_socialis_GPB2 | Rsoc26209</text:p>
      <text:p text:style-name="Preformatted_20_Text"><text:span text:style-name="T2">MVGIPIFLFLLIHINLSST</text:span>TTTLVKHHCQVEPYTETIYLQNCRSQPIKIDTTRCRGQCYS</text:p>
      <text:p text:style-name="P1">EDLLIYDWQNAPTHYRH<text:span text:style-name="T3">KR</text:span>HLFCCSPTNTEAQEIRVTCENENEPQTVKYRFVISCECKPC</text:p>
      <text:p text:style-name="Preformatted_20_Text">NDRCTE</text:p>
      <text:p text:style-name="Preformatted_20_Text"/>
      <text:p text:style-name="Preformatted_20_Text">&gt;Rot_socialis_Insulinlike | Rsoc7689</text:p>
      <text:p text:style-name="Preformatted_20_Text">MNVNCTYNHDGRHLKEGESIEIKGKLYKIEDCDLHRAYHACGTYLLQMVSIACEAVEQQK</text:p>
      <text:p text:style-name="P1">TNKVD<text:span text:style-name="T3">KKR</text:span>F<text:span text:style-name="T3">RR</text:span>FLQRKLLTDACCHTLCTVAEMTRYCR</text:p>
      <text:p text:style-name="Preformatted_20_Text">&gt;Rot_socialis_Insulinlike | Rsoc13392</text:p>
      <text:p text:style-name="Preformatted_20_Text">MMNNIIPLYFIALVAIIQTVSTIDNKNNMNDKSNNNNNNNNNNNNDDDDDKNVGFIIATN</text:p>
      <text:p text:style-name="Preformatted_20_Text">LQDNEYNKGKFLRDIHQIIDGQSHRARADVVYHQRLRDGQCVVEYDGKILTENSVTQIRK</text:p>
      <text:p text:style-name="Preformatted_20_Text">KLYRLENCLLERVFRACGPNLLLMLDIVCRVVETHQKSTTITTTTPTTTIAFVPNIQQKQ</text:p>
      <text:p text:style-name="Preformatted_20_Text">MPPSTLFFHRKFSQLFRSPRVITEACCDNLCTITELTRYCHR</text:p>
      <text:p text:style-name="Preformatted_20_Text">&gt;Rot_socialis_Insulinlike | Rsoc14244</text:p>
      <text:p text:style-name="Preformatted_20_Text">MFRSSIFKFAIILIFMTSLINAKNTNN<text:span text:style-name="T3">RR</text:span>LKVLAIRQPTSIKMCGLALIHLLDTVCTRAE</text:p>
      <text:p text:style-name="P1">QILVRNRITTTLSSPT<text:span text:style-name="T3">KR</text:span>PRKTQDNLYSYATSIIDNTQFNDTLIYDCCLQVCTL<text:span text:style-name="T3">KK</text:span>LLKY</text:p>
      <text:p text:style-name="Preformatted_20_Text"><text:soft-page-break/>C</text:p>
      <text:p text:style-name="Preformatted_20_Text">&gt;Rot_socialis_Insulinlike | Rsoc25461</text:p>
      <text:p text:style-name="Preformatted_20_Text">MFINTIIFIVLTLLTQSAWSKFDVASSKPNCTVQHNGQQLSEGDSIDVQGKLYKVEDCEL</text:p>
      <text:p text:style-name="Preformatted_20_Text">HRAYHACGTHVLFIINIVCQALEKHKISPSKQRFSRFVKQKLLTEACCQSLCTISEMTRY</text:p>
      <text:p text:style-name="Preformatted_20_Text">CP</text:p>
      <text:p text:style-name="Preformatted_20_Text">&gt;Rot_socialis_Insulinlike | Rsoc28339</text:p>
      <text:p text:style-name="Preformatted_20_Text">MFRSSFIILLTLIIIFTNGNNITIITNESNMTSPIQNTTTTATTITTTTTTTTTTTATRK</text:p>
      <text:p text:style-name="P1">PSSIKLCGPALVRMLEMKAQVSESLPSSSHE<text:span text:style-name="T3">KR</text:span>HMIVDDDPYTHTLLVKDYAQFNNTIIG</text:p>
      <text:p text:style-name="Preformatted_20_Text">NCCLQACTLKTLIEYC</text:p>
      <text:p text:style-name="Preformatted_20_Text">&gt;Rot_socialis_Insulinlike | Rsoc28915</text:p>
      <text:p text:style-name="P1">MSPITINALTPVVLLIALFLVRSSYAEQYRSPSANDNCTVTYG<text:span text:style-name="T3">KR</text:span>LLQEGNQVSINRKLY</text:p>
      <text:p text:style-name="Preformatted_20_Text">KVEYCQLQRAYQACGPHLWYIISIVCEAIDLPNGKANAMARIRKFTEEKLLSDACCLTAC</text:p>
      <text:p text:style-name="Preformatted_20_Text">TISEMSRYCPELN</text:p>
      <text:p text:style-name="Preformatted_20_Text"/>
      <text:p text:style-name="Preformatted_20_Text">&gt;Rot_socialis_Leucokinin | Rsoc6591</text:p>
      <text:p text:style-name="Preformatted_20_Text">MNTFVILTGILSCFLLMLSVTHAYTLTD<text:span text:style-name="T3">KK</text:span>NTADPQWLMDRPLAMARNKFFSMNQYDDDS</text:p>
      <text:p text:style-name="P1">MINSEEDDEHELE<text:span text:style-name="T3">KRR</text:span>FNAWAG<text:span text:style-name="T3">KR</text:span>SLVG<text:span text:style-name="T3">KRR</text:span>FNAWAG<text:span text:style-name="T3">RR</text:span></text:p>
      <text:p text:style-name="Preformatted_20_Text">&gt;Rot_socialis_Leucokinin<text:span text:style-name="T13">2</text:span> | Rsoc8167</text:p>
      <text:p text:style-name="Preformatted_20_Text">MYTNRSSLLLLGLTISLILLWCTVQPSYADTSEDEKHPVVDSTAEENNVDDELEDFAEFY</text:p>
      <text:p text:style-name="P1"><text:span text:style-name="T3">RR</text:span>ASLRPYGLQQRASLRPYAG<text:span text:style-name="T3">KR</text:span>ASLRPYAG<text:span text:style-name="T3">KR</text:span>ASLRPYAG<text:span text:style-name="T3">KR</text:span>ASLRPYAG<text:span text:style-name="T3">KR</text:span>ASLRPAN</text:p>
      <text:p text:style-name="P1">YMG<text:span text:style-name="T3">KR</text:span>L<text:span text:style-name="T3">RR</text:span>NVLSFDEY</text:p>
      <text:p text:style-name="Preformatted_20_Text"/>
      <text:p text:style-name="Preformatted_20_Text">&gt;Rot_socialis_Neuroparsin | Rsoc23295</text:p>
      <text:p text:style-name="Preformatted_20_Text">MLVGRCLLISIFIMLWTFVSGVITIEDIPKIKTEQSKFNVIPIQTSDQIECHEACSADYC</text:p>
      <text:p text:style-name="Preformatted_20_Text">FKYSILNKNCTKFIRDQCDCCTVCLRNENEICGGRFNVYGICEQDLLCYKSNTIPDKNLY</text:p>
      <text:p text:style-name="Preformatted_20_Text">EQTGICVKGLNQFLFLFLFAFS</text:p>
      <text:p text:style-name="Preformatted_20_Text"/>
      <text:p text:style-name="Preformatted_20_Text">&gt;Rot_socialis_NeuropeptideF | Rsoc6251</text:p>
      <text:p text:style-name="Preformatted_20_Text">MNSLVPLFIGLVAFFIISFQLASSANFPNPPSFPPPNASPEQWRAFWILLHNYYAIIARP</text:p>
      <text:p text:style-name="P1">RFG<text:span text:style-name="T3">KR</text:span>HDSVLSHLEHPSLVTTLNSNFASPSLYETDLNDIFGQNSRNANADQKAHFDELYT</text:p>
      <text:p text:style-name="Preformatted_20_Text">FVPTNRKQR</text:p>
      <text:p text:style-name="Preformatted_20_Text">&gt;Rot_socialis_NeuropeptideF | Rsoc8333</text:p>
      <text:p text:style-name="Preformatted_20_Text">MAHTLTTFSDVPPPPTRPDKFSSREELKQYLQLIHEYYSIIGRPRFGRALTERQSSLSDR</text:p>
      <text:p text:style-name="P1">HLFNFFDIDGDQSITFDEFH<text:span text:style-name="T3">KR</text:span>FGNE</text:p>
      <text:p text:style-name="Preformatted_20_Text">&gt;Rot_socialis_NeuropeptideF | Rsoc10962</text:p>
      <text:p text:style-name="P1">MMGSKFTIVHLLLVTALIHFLQASFTEVPPPP<text:span text:style-name="T3">KR</text:span>PERFNSREEL<text:span text:style-name="T3">KK</text:span>YLQKVHEYHMIVGR</text:p>
      <text:p text:style-name="Preformatted_20_Text">WRL<text:span text:style-name="T3">RR</text:span>DHEQPEYDTPSNNDLFKFFDINNDHFISNKEFVQRMRFKT</text:p>
      <text:p text:style-name="Preformatted_20_Text">&gt;Rot_socialis_NeuropeptideF | Rsoc15885</text:p>
      <text:p text:style-name="Preformatted_20_Text">MNNTCIILFLFFALASCILSSYLDIPPPPERPSRFKTKEQIANYLKAVKDYYDAFRVKLV</text:p>
      <text:p text:style-name="Preformatted_20_Text"><text:span text:style-name="T3">RR</text:span>ESELDDLYTTLEKSLQENSDEDINEQLYLL<text:span text:style-name="T3">KK</text:span>LATNFKQNQPPRNLFRQRQTNNLLQ</text:p>
      <text:p text:style-name="Preformatted_20_Text">&gt;Rot_socialis_NeuropeptideF | Rsoc17324</text:p>
      <text:p text:style-name="Preformatted_20_Text">MNSISLSLLVNLLILLVVSFHLTSSASFPNPPQRPPSNASPDEQALFWKLLHNYYAIIAR</text:p>
      <text:p text:style-name="P1">PRFG<text:span text:style-name="T3">KR</text:span>FSPASSYSKHAPFLPTANPDSIGLLSSAYNTNRMLNKNIPNANDQRTDDDNFYV</text:p>
      <text:p text:style-name="Preformatted_20_Text">LEYADQ<text:span text:style-name="T3">RRRR</text:span>RL</text:p>
      <text:p text:style-name="Preformatted_20_Text">&gt;Rot_socialis_NeuropeptideF | Rsoc29455</text:p>
      <text:p text:style-name="Preformatted_20_Text">MVSNVKIAFLLFMILFIHVGQAAFSRVPPPPISSKPLLTRDDLKHYLQKVHEYHSILGRW</text:p>
      <text:p text:style-name="Preformatted_20_Text">RL<text:span text:style-name="T3">RR</text:span>DFHKHLSTNALNDGFMKYYDNKNDHVKTNLKFPKTSK</text:p>
      <text:p text:style-name="Preformatted_20_Text">&gt;Rot_socialis_NeuropeptideF | Rsoc31417</text:p>
      <text:p text:style-name="Preformatted_20_Text">MSNTCIIFLLFVALVSCALSSYLDIPPPPERPLRFKTREQIETYLKAIKDYYDAFKIKLV</text:p>
      <text:p text:style-name="Preformatted_20_Text"><text:span text:style-name="T3">RR</text:span>DTANYDGTSSLDKQDNDDDENEGYEFNYYVKAVPKDPYF<text:span text:style-name="T3">RR</text:span>RYRIIRMTSA</text:p>
      <text:p text:style-name="Preformatted_20_Text">&gt;Rot_socialis_NeuropeptideF | Rsoc34079</text:p>
      <text:p text:style-name="P1">MPNHKDIITKHVSWIVFIFLAIQTAQVLSAFTDVPPPP<text:span text:style-name="T3">KR</text:span>PERFHSREEL<text:span text:style-name="T3">KR</text:span>YLQLVHEY</text:p>
      <text:p text:style-name="Preformatted_20_Text">YAIIGRPRFGRSTQLKPRIESSDFDLFKFFDTNGDKSISYKEFHGRIGA</text:p>
      <text:p text:style-name="Preformatted_20_Text"/>
      <text:p text:style-name="Preformatted_20_Text">&gt;Rot_socialis_NUCB1 | Rsoc4608</text:p>
      <text:p text:style-name="Preformatted_20_Text"><text:span text:style-name="T2">MKLKISIFFFFAVIIIIG</text:span><text:span text:style-name="T11">APPVVEHPAEDKAQTTPQDPQGSDDVLDNLEYGRYLKEVVEI</text:span></text:p>
      <text:p text:style-name="Preformatted_20_Text"><text:span text:style-name="T11">LESDPEF</text:span><text:span text:style-name="T3">KK</text:span>KIENASLDDIKSGNIAEHLSLVQHHIRTQLDEAKQREMIRLRELVGQRARN</text:p>
      <text:p text:style-name="P1">LSDKQRAALARSDAGGKLTRELLPQHIDHKNVETFGQTDLERLIRHASRDLDELDR<text:span text:style-name="T3">KR</text:span>EK</text:p>
      <text:p text:style-name="Preformatted_20_Text">EFKEYEMQKEYE<text:span text:style-name="T3">RR</text:span>AELAKLSPEERQKIEATHAEALE<text:span text:style-name="T3">KK</text:span>KHHPKVNHPGSVDQIEKVWED</text:p>
      <text:p text:style-name="Preformatted_20_Text">VDKLDADQFSPKSFFNLHDINTDGFLDEAEIEAIMLKEAEKVHEGTPEADPVEKQEELDR</text:p>
      <text:p text:style-name="Preformatted_20_Text">MRQHVLTEFDKNADRMLSLEEFLVGINGTGAKNDQGWQSIEDSTVFSDQDFNKFSEKMAP</text:p>
      <text:p text:style-name="Preformatted_20_Text">VSTSIPIHQTPSLPNNQQVPIHPEAAVERPAAGQQQIHIPRAPPAVNNP</text:p>
      <text:p text:style-name="Preformatted_20_Text">&gt;Rot_socialis_NUCB1 | Rsoc36363</text:p>
      <text:p text:style-name="Preformatted_20_Text"><text:span text:style-name="T2">MKLAISILSIFFLITTIG</text:span><text:span text:style-name="T11">APPVGENVNKN</text:span><text:span text:style-name="T15">KK</text:span><text:span text:style-name="T11">TVDSKEDSSDEALNNLEYSRYLKEVVEIL</text:span></text:p>
      <text:p text:style-name="Preformatted_20_Text"><text:soft-page-break/><text:span text:style-name="T11">ENDPEF</text:span><text:span text:style-name="T3">KK</text:span>KLENASLDDIKSGNIAQHLGLVQHHVRTKLDEAKQREMDRLRELVG<text:span text:style-name="T3">RR</text:span>IRNL</text:p>
      <text:p text:style-name="Preformatted_20_Text">SEKERMELARGNPNGKNIKDLLPQHIDHQNSENFAEADLERLIRHASKDLDEIDRQRERE</text:p>
      <text:p text:style-name="Preformatted_20_Text">FKEYEMRKEFE<text:span text:style-name="T3">RR</text:span>AKLTEMNEEER<text:span text:style-name="T3">KK</text:span>QETLHQEAVE<text:span text:style-name="T3">KK</text:span>KHHPKVNHPGSVDQMEEVWEDV</text:p>
      <text:p text:style-name="Preformatted_20_Text">DHLEADQFNPKSFFKLHDVNSDGFLDEGEIEAIMLKEAEKIHENTPEADPIEKQEEMDRM</text:p>
      <text:p text:style-name="Preformatted_20_Text">REHVMKEFDKNNDRMLSFDEFEHGMNGTEAKNDQGWQSLEDSTPYSDQEFQSFSDQLIHA</text:p>
      <text:p text:style-name="Preformatted_20_Text">RGSDASQPHNPPPANAVPSSPQEHIPRAPPSMNSH</text:p>
      <text:p text:style-name="Preformatted_20_Text"/>
      <text:p text:style-name="Preformatted_20_Text">&gt;Rot_socialis_OrcokininB | Rsoc26551</text:p>
      <text:p text:style-name="P1"><text:span text:style-name="T2">MTTTNMSMMIVALVITTM</text:span>CLLIANGEEG<text:span text:style-name="T3">KKR</text:span><text:span text:style-name="T14">TLDSLSGSDFF</text:span><text:span text:style-name="T3">KK</text:span><text:span text:style-name="T14">SLDSLSGNDFF</text:span><text:span text:style-name="T3">KR</text:span>EDE</text:p>
      <text:p text:style-name="P1"><text:span text:style-name="T3">KR</text:span><text:span text:style-name="T14">TLDSLSGSDFF</text:span><text:span text:style-name="T3">KK</text:span><text:span text:style-name="T14">SLDSLSGNDFF</text:span><text:span text:style-name="T3">KR</text:span>DDE<text:span text:style-name="T3">KR</text:span><text:span text:style-name="T14">TLDSLSGSDFF</text:span><text:span text:style-name="T3">KK</text:span><text:span text:style-name="T14">SLDSLSGNDFF</text:span><text:span text:style-name="T3">KK</text:span><text:span text:style-name="T11">S</text:span></text:p>
      <text:p text:style-name="P1"><text:span text:style-name="T11">LDSLSGNDFF</text:span><text:span text:style-name="T3">KR</text:span>STKAREYAIAELLRHSLYPHMTREHFRTRFNKQKN</text:p>
      <text:p text:style-name="Preformatted_20_Text">&gt;Rot_socialis_OrcokininB | Rsoc29739</text:p>
      <text:p text:style-name="P1"><text:span text:style-name="T9">MTAATMSTIYVALVIATI</text:span>CQLGTMGEED<text:span text:style-name="T3">KKR</text:span><text:span text:style-name="T14">TLDSLSGSDFF</text:span><text:span text:style-name="T3">KK</text:span><text:span text:style-name="T14">SLDSLSGNDFF</text:span><text:span text:style-name="T3">KR</text:span>EDE</text:p>
      <text:p text:style-name="P1"><text:span text:style-name="T3">KR</text:span><text:span text:style-name="T14">TLDSLSGSDFF</text:span><text:span text:style-name="T3">KK</text:span><text:span text:style-name="T14">SLDSLSGNDFF</text:span><text:span text:style-name="T3">KR</text:span>EEE<text:span text:style-name="T3">KR</text:span><text:span text:style-name="T14">TLDSLSGSDFF</text:span><text:span text:style-name="T3">KK</text:span><text:span text:style-name="T14">SLDSLSGNDFF</text:span><text:span text:style-name="T3">KR</text:span><text:span text:style-name="T11">N</text:span></text:p>
      <text:p text:style-name="P1"><text:span text:style-name="T11">LDSLGGNDFF</text:span><text:span text:style-name="T3">KK</text:span><text:span text:style-name="T14">SLDSLSGNDFF</text:span><text:span text:style-name="T3">KR</text:span>NMKPSEFNMLSE<text:span text:style-name="T3">RR</text:span>SHHPYRVHERFSVINNQDK</text:p>
      <text:p text:style-name="Preformatted_20_Text"/>
      <text:p text:style-name="Preformatted_20_Text">&gt;Rot_socialis_Phoenixin | Rsoc23864</text:p>
      <text:p text:style-name="P1">MNQQQTN<text:span text:style-name="T3">KR</text:span>LPRPDLRISPSQWSAAQKGGTSSRVAIVATVTAVIGGLSLVFLYPYMNIEQ</text:p>
      <text:p text:style-name="Preformatted_20_Text">FRSVQKAN<text:span text:style-name="T4">R</text:span><text:span text:style-name="T11">AGIHAEDVQPTGLPIWRDPFD</text:span>R<text:span text:style-name="T3">KK</text:span>SA</text:p>
      <text:p text:style-name="Preformatted_20_Text"/>
      <text:p text:style-name="Preformatted_20_Text">&gt;Rot_socialis_Vasopressin | Rsoc23386</text:p>
      <text:p text:style-name="P1"><text:span text:style-name="T2">MDQLIFIVLSVAIIQLSCA</text:span><text:span text:style-name="T11">CYITNCPIGG</text:span><text:span text:style-name="T3">KR</text:span>SLLLGNNLISHQCPRCGLNGQCFGSSICC</text:p>
      <text:p text:style-name="Preformatted_20_Text">TGLACRIGHPFDVRQCSLENRSVTPCDVNTSICSAVSNGRCAANGVCCSADSCQMDKSCL</text:p>
      <text:p text:style-name="Preformatted_20_Text">VSNQERDDSSREDYLAQAEIMLFE</text:p>
      <text:p text:style-name="Preformatted_20_Text">&gt;Rot_socialis_Vasopressin<text:span text:style-name="T1">2</text:span> | Rsoc39311</text:p>
      <text:p text:style-name="P1"><text:span text:style-name="T2">MRQSTLFILSLAIIQLSYA</text:span><text:span text:style-name="T11">CYITNCPIGG</text:span><text:span text:style-name="T3">KR</text:span>SLFASSILHDHQCPRCGANGQCYGSSICC</text:p>
      <text:p text:style-name="Preformatted_20_Text">TSSGCRIGHRSDIRQCSIEDHSVIPCTIKSASCSVLPNGQCAANGVCCNTESCQMDETCS</text:p>
      <text:p text:style-name="Preformatted_20_Text">MSSNQNDDSLQEQSHVL</text:p>
      <text:p text:style-name="Preformatted_20_Text"/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4-04-08T18:03:19.226587471</dc:date>
    <meta:editing-duration>PT8M13S</meta:editing-duration>
    <meta:editing-cycles>1</meta:editing-cycles>
    <meta:document-statistic meta:table-count="0" meta:image-count="0" meta:object-count="0" meta:page-count="3" meta:paragraph-count="140" meta:word-count="212" meta:character-count="6507" meta:non-whitespace-character-count="6435"/>
    <meta:generator>LibreOffice/6.4.7.2$Linux_X86_64 LibreOffice_project/40$Build-2</meta:generator>
  </office:meta>
</office:document-meta>
</file>